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>
      <style:table-column-properties style:column-width="141pt" style:use-optimal-column-width="false"/>
    </style:style>
    <style:style style:name="ACOL-12" style:family="table-column">
      <style:table-column-properties style:column-width="147.8pt" style:use-optimal-column-width="false"/>
    </style:style>
    <style:style style:name="ACOL-13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 table:number-columns-repeated="3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6" table:number-columns-repeated="4"/>
        <table:table-column table:default-cell-style-name="ACE-0" table:style-name="ACOL-0"/>
        <table:table-column table:default-cell-style-name="ACE-0" table:style-name="ACOL-0" table:number-columns-repeated="228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269</text:p>
          </table:table-cell>
          <table:table-cell table:style-name="ACE-0" office:value-type="float" office:value="56.030000000000001">
            <text:p>56.03</text:p>
          </table:table-cell>
          <table:table-cell table:style-name="ACE-0" office:value-type="float" office:value="14.619999999999999">
            <text:p>14.62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harcoal of Querc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403124237432849">
            <text:p>0.6403124</text:p>
          </table:table-cell>
          <table:table-cell table:style-name="ACE-0" office:value-type="float" office:value="0.6403124237432849">
            <text:p>0.640312423743285</text:p>
          </table:table-cell>
          <table:table-cell table:style-name="ACE-0" office:value-type="string">
            <text:p>Berglund197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02</text:p>
          </table:table-cell>
          <table:table-cell table:style-name="ACE-0" office:value-type="float" office:value="56.030000000000001">
            <text:p>56.03</text:p>
          </table:table-cell>
          <table:table-cell table:style-name="ACE-0" office:value-type="float" office:value="14.619999999999999">
            <text:p>14.62</text:p>
          </table:table-cell>
          <table:table-cell table:style-name="ACE-0" office:value-type="float" office:value="6640">
            <text:p>6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403124237432849">
            <text:p>0.6403124</text:p>
          </table:table-cell>
          <table:table-cell table:style-name="ACE-0" office:value-type="float" office:value="0.6403124237432849">
            <text:p>0.640312423743285</text:p>
          </table:table-cell>
          <table:table-cell table:style-name="ACE-0" office:value-type="string">
            <text:p>Berglund197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-313</text:p>
          </table:table-cell>
          <table:table-cell table:style-name="ACE-0" office:value-type="float" office:value="56.030000000000001">
            <text:p>56.03</text:p>
          </table:table-cell>
          <table:table-cell table:style-name="ACE-0" office:value-type="float" office:value="14.619999999999999">
            <text:p>14.62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0.67082039324993692">
            <text:p>0.6708204</text:p>
          </table:table-cell>
          <table:table-cell table:style-name="ACE-0" office:value-type="float" office:value="0.67082039324993692">
            <text:p>0.670820393249937</text:p>
          </table:table-cell>
          <table:table-cell table:style-name="ACE-0" office:value-type="string">
            <text:p>Berglund197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39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30">
            <text:p>93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Bos primigenius, metatarsus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20">
            <text:p>80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99999999999999">
            <text:p>−11.7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7950">
            <text:p>795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6">
            <text:p>−11.6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5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40">
            <text:p>804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300000000000001">
            <text:p>−10.3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67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25">
            <text:p>802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6999999999999993">
            <text:p>−8.7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7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70">
            <text:p>94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800000000000001">
            <text:p>−16.8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7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85">
            <text:p>94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800000000000001">
            <text:p>−16.8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8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7900">
            <text:p>79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88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85">
            <text:p>808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800000000000001">
            <text:p>−11.8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926</text:p>
          </table:table-cell>
          <table:table-cell table:style-name="ACE-0" office:value-type="float" office:value="55.719999999999999">
            <text:p>55.72</text:p>
          </table:table-cell>
          <table:table-cell table:style-name="ACE-0" office:value-type="float" office:value="14.19">
            <text:p>14.19</text:p>
          </table:table-cell>
          <table:table-cell table:style-name="ACE-0" office:value-type="float" office:value="7315">
            <text:p>73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096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00">
            <text:p>800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01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7975">
            <text:p>79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lces alces, pick axe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5999999999999996">
            <text:p>−5.6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09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605">
            <text:p>96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199999999999999">
            <text:p>−19.2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09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05">
            <text:p>94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7.899999999999999">
            <text:p>−17.9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12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500">
            <text:p>95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600000000000001">
            <text:p>−19.6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12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695">
            <text:p>96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199999999999999">
            <text:p>−20.2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75">
            <text:p>93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">
            <text:p>−8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90">
            <text:p>93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285">
            <text:p>92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5999999999999996">
            <text:p>−8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235">
            <text:p>92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9000000000000004">
            <text:p>−8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5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495">
            <text:p>949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00000000000001">
            <text:p>−19.8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435">
            <text:p>94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9000000000000004">
            <text:p>−8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575">
            <text:p>95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1999999999999993">
            <text:p>−9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0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05">
            <text:p>940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899999999999999">
            <text:p>−19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1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35">
            <text:p>933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800000000000001">
            <text:p>−13.8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41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440">
            <text:p>94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0999999999999996">
            <text:p>−7.1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5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610">
            <text:p>96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800000000000001">
            <text:p>−18.8</text:p>
          </table:table-cell>
          <table:table-cell table:style-name="ACE-0" office:value-type="float" office:value="0.3176476034853718">
            <text:p>0.3176476</text:p>
          </table:table-cell>
          <table:table-cell table:style-name="ACE-0" office:value-type="float" office:value="0.3176476034853718">
            <text:p>0.317647603485372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5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45">
            <text:p>934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199999999999999">
            <text:p>−10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5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580">
            <text:p>95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5">
            <text:p>−19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55">
            <text:p>9355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">
            <text:p>−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320">
            <text:p>93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620">
            <text:p>96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3.199999999999999">
            <text:p>−23.2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600000000000001">
            <text:p>−17.6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564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215">
            <text:p>921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300000000000001">
            <text:p>−11.3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55">
            <text:p>935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000000000000002">
            <text:p>−6.7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05">
            <text:p>930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000000000000004">
            <text:p>−9.9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550">
            <text:p>95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5">
            <text:p>−18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180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50">
            <text:p>94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699999999999999">
            <text:p>−18.7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02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9340">
            <text:p>934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3000000000000007">
            <text:p>−8.3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196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580">
            <text:p>858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19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930">
            <text:p>8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uS-1219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820">
            <text:p>88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Mixed terrestrial remains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38145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8086">
            <text:p>8086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orylus, Fishing construction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">
            <text:p>−12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07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7939">
            <text:p>7939</text:p>
          </table:table-cell>
          <table:table-cell table:style-name="ACE-0" office:value-type="float" office:value="53">
            <text:p>53</text:p>
          </table:table-cell>
          <table:table-cell table:style-name="ACE-0" office:value-type="string">
            <text:p>Cervus elaphus, tibia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3000000000000007">
            <text:p>−8.3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08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8892">
            <text:p>8892</text:p>
          </table:table-cell>
          <table:table-cell table:style-name="ACE-0" office:value-type="float" office:value="62">
            <text:p>62</text:p>
          </table:table-cell>
          <table:table-cell table:style-name="ACE-0" office:value-type="string">
            <text:p>Cervus elaphus, antler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">
            <text:p>−6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09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10000000000001">
            <text:p>14.21</text:p>
          </table:table-cell>
          <table:table-cell table:style-name="ACE-0" office:value-type="float" office:value="9396">
            <text:p>9396</text:p>
          </table:table-cell>
          <table:table-cell table:style-name="ACE-0" office:value-type="float" office:value="57">
            <text:p>57</text:p>
          </table:table-cell>
          <table:table-cell table:style-name="ACE-0" office:value-type="string">
            <text:p>Castor fiber, fibula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0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20000000000001">
            <text:p>14.22</text:p>
          </table:table-cell>
          <table:table-cell table:style-name="ACE-0" office:value-type="float" office:value="9453">
            <text:p>9453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300000000000001">
            <text:p>−19.3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1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582">
            <text:p>9582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5">
            <text:p>−22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Etal2018a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2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23">
            <text:p>14.23</text:p>
          </table:table-cell>
          <table:table-cell table:style-name="ACE-0" office:value-type="float" office:value="9543">
            <text:p>9543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ubmerged pin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5">
            <text:p>−21.5</text:p>
          </table:table-cell>
          <table:table-cell table:style-name="ACE-0" office:value-type="float" office:value="0.58386642307979997">
            <text:p>0.5838664</text:p>
          </table:table-cell>
          <table:table-cell table:style-name="ACE-0" office:value-type="float" office:value="0.58386642307979997">
            <text:p>0.5838664230798</text:p>
          </table:table-cell>
          <table:table-cell table:style-name="ACE-0" office:value-type="string">
            <text:p>Hansson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Havang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a-48213</text:p>
          </table:table-cell>
          <table:table-cell table:style-name="ACE-0" office:value-type="float" office:value="55.729999999999997">
            <text:p>55.73</text:p>
          </table:table-cell>
          <table:table-cell table:style-name="ACE-0" office:value-type="float" office:value="14.199999999999999">
            <text:p>14.2</text:p>
          </table:table-cell>
          <table:table-cell table:style-name="ACE-0" office:value-type="float" office:value="7718">
            <text:p>7718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Corylus, Fishing construction found in lacustrine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999999999999998">
            <text:p>−6.3</text:p>
          </table:table-cell>
          <table:table-cell table:style-name="ACE-0" office:value-type="float" office:value="0.30149626863362672">
            <text:p>0.3014963</text:p>
          </table:table-cell>
          <table:table-cell table:style-name="ACE-0" office:value-type="float" office:value="0.30149626863362672">
            <text:p>0.301496268633627</text:p>
          </table:table-cell>
          <table:table-cell table:style-name="ACE-0" office:value-type="string">
            <text:p>HanssonEtal2018</text:p>
          </table:table-cell>
          <table:table-cell table:number-columns-repeated="240" table:style-name="ACE-0"/>
        </table:table-row>
        <table:table-row table:style-name="AROW-1" table:number-rows-repeated="23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154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64171">
          <table:table-cell table:number-columns-repeated="256"/>
        </table:table-row>
        <table:table-row table:style-name="AROW-0" table:number-rows-repeated="106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6">
          <gnm:selection gnm:start-col="0" gnm:start-row="16" gnm:end-col="0" gnm:end-row="1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2-24T08:42:24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